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1d794b" officeooo:paragraph-rsid="001d794b" style:font-weight-asian="bold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ans" fo:font-size="12pt" fo:font-weight="bold" officeooo:rsid="001d794b" officeooo:paragraph-rsid="001d794b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d794b" officeooo:paragraph-rsid="001d794b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d794b" officeooo:paragraph-rsid="001d794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ALIAÇÃO – FUNDAMENTOS DE GESTÃO DA QUALIDADE</text:p>
      <text:p text:style-name="P2"/>
      <text:p text:style-name="P3">1) A evolução histórica da qualidade não é recente, os autores reconhecem a preocupação com durabilidade e funcionalidade no código de Hamurabi há mais de 2000 anos. No entanto, somente no início do século XX, os autores concordam que se iniciam as Eras da Qualidade. Com o surgimento da produção em massa, o processo produtivo deixou de ser artesanal e foram adotados os princípios da Administração Científica de Frederick Taylor. Nesse período se deu o primeiro passo na evolução contemporânea da qualidade.</text:p>
      <text:p text:style-name="P3"/>
      <text:p text:style-name="P3">A Era associada a esse período, cujo controle da qualidade era atribuído a profissionais especializados recebeu o nome de:</text:p>
      <text:p text:style-name="P4">a) Era da Inspeção;</text:p>
      <text:p text:style-name="P4">b) Era do Controle Estatístico;</text:p>
      <text:p text:style-name="P4">c) Era da Garantia da Qualidade;</text:p>
      <text:p text:style-name="P4">d) Era da Gestão Total da Qualidade;</text:p>
      <text:p text:style-name="P4">e) Era da Gestão Estratégica da Qualidade.</text:p>
      <text:p text:style-name="P4"/>
      <text:p text:style-name="P4"/>
      <text:p text:style-name="P3">2) Na Administração, o enfoque da qualidade nasceu para resolver, em primeiro lugar, o problema da uniformidade. A administração da qualidade passou por diversos estágios até chegar à administração da qualidade total da atualidade.</text:p>
      <text:p text:style-name="P3"/>
      <text:p text:style-name="P3">Relacione os principais autores do movimento da qualidade à uma de suas ideias e contribuições:</text:p>
      <text:p text:style-name="P4">1) Shewhart, Dodge e Roming</text:p>
      <text:p text:style-name="P4">2) Feigenbaum</text:p>
      <text:p text:style-name="P4">3) Deming</text:p>
      <text:p text:style-name="P4">4) Juran</text:p>
      <text:p text:style-name="P4">5) Ishikawa</text:p>
      <text:p text:style-name="P4"/>
      <text:p text:style-name="P4">( <text:s text:c="2"/>) Cartas de controle e controle estatístico da qualidade</text:p>
      <text:p text:style-name="P4">( <text:s text:c="2"/>) Trilogia da qualidade</text:p>
      <text:p text:style-name="P4">( <text:s text:c="2"/>) Ênfase no fazer certo da primeira vez</text:p>
      <text:p text:style-name="P4">( <text:s text:c="2"/>) Círculos da qualidade</text:p>
      <text:p text:style-name="P4">( <text:s text:c="2"/>) Sistema da qualidade e garantia da qualida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9:51:31.550847044</meta:creation-date>
    <dc:date>2022-10-24T20:03:51.499401902</dc:date>
    <meta:editing-duration>PT49S</meta:editing-duration>
    <meta:editing-cycles>1</meta:editing-cycles>
    <meta:document-statistic meta:table-count="0" meta:image-count="0" meta:object-count="0" meta:page-count="1" meta:paragraph-count="20" meta:word-count="236" meta:character-count="1438" meta:non-whitespace-character-count="1211"/>
    <meta:generator>LibreOffice/7.3.6.2$Linux_X86_64 LibreOffice_project/30$Build-2</meta:generator>
  </office:meta>
</office:document-meta>
</file>